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4f99" officeooo:paragraph-rsid="00034f99" style:font-weight-asian="bold" style:font-weight-complex="bold"/>
    </style:style>
    <style:style style:name="P2" style:family="paragraph" style:parent-style-name="Standard">
      <style:text-properties fo:font-weight="bold" officeooo:rsid="0003931a" officeooo:paragraph-rsid="0003931a" style:font-weight-asian="bold" style:font-weight-complex="bold"/>
    </style:style>
    <style:style style:name="P3" style:family="paragraph" style:parent-style-name="Standard">
      <style:text-properties fo:font-weight="bold" officeooo:rsid="00041362" officeooo:paragraph-rsid="00041362" style:font-weight-asian="bold" style:font-weight-complex="bold"/>
    </style:style>
    <style:style style:name="P4" style:family="paragraph" style:parent-style-name="Standard">
      <style:text-properties fo:font-weight="bold" officeooo:rsid="00052a95" officeooo:paragraph-rsid="00052a95" style:font-weight-asian="bold" style:font-weight-complex="bold"/>
    </style:style>
    <style:style style:name="P5" style:family="paragraph" style:parent-style-name="Standard">
      <style:text-properties fo:font-weight="normal" officeooo:paragraph-rsid="0003931a" style:font-weight-asian="normal" style:font-weight-complex="normal"/>
    </style:style>
    <style:style style:name="P6" style:family="paragraph" style:parent-style-name="Standard">
      <style:text-properties fo:font-weight="normal" officeooo:rsid="0003931a" officeooo:paragraph-rsid="0003931a" style:font-weight-asian="normal" style:font-weight-complex="normal"/>
    </style:style>
    <style:style style:name="P7" style:family="paragraph" style:parent-style-name="Standard">
      <style:text-properties fo:font-weight="normal" officeooo:rsid="00041362" officeooo:paragraph-rsid="00041362" style:font-weight-asian="normal" style:font-weight-complex="normal"/>
    </style:style>
    <style:style style:name="P8" style:family="paragraph" style:parent-style-name="Standard">
      <style:text-properties fo:font-weight="normal" officeooo:rsid="00052a95" officeooo:paragraph-rsid="00052a95" style:font-weight-asian="normal" style:font-weight-complex="normal"/>
    </style:style>
    <style:style style:name="P9" style:family="paragraph" style:parent-style-name="Standard">
      <style:text-properties fo:font-weight="normal" officeooo:rsid="0006431c" officeooo:paragraph-rsid="0006431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00" loext:char-shading-value="0" style:font-weight-asian="normal" style:font-weight-complex="normal"/>
    </style:style>
    <style:style style:name="T3" style:family="text">
      <style:text-properties officeooo:rsid="0003931a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3931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52a95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#ffff00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Detection/ Recognition</text:p>
      <text:p text:style-name="P1">– <text:span text:style-name="T1">Describe a collection of related </text:span><text:span text:style-name="T2">computer vision tasks</text:span><text:span text:style-name="T1"> that involve </text:span><text:span text:style-name="T2">identifying objects</text:span><text:span text:style-name="T1"> in digital photographs</text:span></text:p>
      <text:p text:style-name="P1"/>
      <text:p text:style-name="P2">Common Three CV Tasks</text:p>
      <text:p text:style-name="P5"><text:span text:style-name="T3">1. </text:span><text:bookmark text:name="docs-internal-guid-8de5d8fa-7fff-0d74-d622-931472cdd0d9"/><text:span text:style-name="T7">Image Classification</text:span></text:p>
      <text:p text:style-name="P6"><text:span text:style-name="T6">== predict type or class of an object (Usually has only one object in one photograph)</text:span></text:p>
      <text:p text:style-name="P6"><text:span text:style-name="T6">Input: <text:tab/><text:tab/>An image with a single object</text:span></text:p>
      <text:p text:style-name="P6"><text:span text:style-name="T6">Output:<text:tab/>A class label</text:span></text:p>
      <text:p text:style-name="P6"><text:span text:style-name="T6"/></text:p>
      <text:p text:style-name="P6"><text:span text:style-name="T6">2. Object Localization</text:span></text:p>
      <text:p text:style-name="P6"><text:span text:style-name="T6">== locate the object and indicate their location with a bounding box</text:span></text:p>
      <text:p text:style-name="P6"><text:span text:style-name="T6">Input:<text:tab/><text:tab/>An image with one or more than one object</text:span></text:p>
      <text:p text:style-name="P6"><text:span text:style-name="T6">Output:<text:tab/>Bounding boxes</text:span></text:p>
      <text:p text:style-name="P6"><text:span text:style-name="T6"/></text:p>
      <text:p text:style-name="P6"><text:span text:style-name="T6">3. Object Detection</text:span></text:p>
      <text:p text:style-name="P6"><text:span text:style-name="T6">== combination of both, locate object and predict type of object</text:span></text:p>
      <text:p text:style-name="P6"><text:span text:style-name="T6">Input: <text:tab/><text:tab/>Image with one or more than one objects</text:span></text:p>
      <text:p text:style-name="P6"><text:span text:style-name="T6">Output:<text:tab/>Bounding boxes and types of objects</text:span></text:p>
      <text:p text:style-name="P6"><text:span text:style-name="T6"><text:s/></text:span></text:p>
      <text:p text:style-name="P7"><text:span text:style-name="T6">4. Object Segmentation</text:span></text:p>
      <text:p text:style-name="P7"><text:span text:style-name="T6">== identify object and sentimentalize the object based on needs</text:span></text:p>
      <text:p text:style-name="P7"><text:span text:style-name="T6"/></text:p>
      <text:p text:style-name="P3"><text:span text:style-name="T6">R-CNN Model Family</text:span></text:p>
      <text:p text:style-name="P7"><text:span text:style-name="T6">– Regions with CNN Features/ Region-based Convolutional Neural Network</text:span></text:p>
      <text:p text:style-name="P7"><text:span text:style-name="T6">– </text:span><text:span text:style-name="T8">generate accurate result</text:span></text:p>
      <text:p text:style-name="P7"><text:span text:style-name="T6"/></text:p>
      <text:p text:style-name="P8"><text:span text:style-name="T6">1. R-CNN</text:span></text:p>
      <text:p text:style-name="P8"><text:span text:style-name="T6">2. Fast R-CNN</text:span></text:p>
      <text:p text:style-name="P8"><text:span text:style-name="T6">3. Faster R-CNN</text:span></text:p>
      <text:p text:style-name="P7"><text:span text:style-name="T6"/></text:p>
      <text:p text:style-name="P4"><text:span text:style-name="T6">YOLO Model Family</text:span></text:p>
      <text:p text:style-name="P8"><text:span text:style-name="T6">– You only look once</text:span></text:p>
      <text:p text:style-name="P8"><text:span text:style-name="T6">– generate fast result, used in real time</text:span></text:p>
      <text:p text:style-name="P8"><text:span text:style-name="T6"/></text:p>
      <text:p text:style-name="P9"><text:span text:style-name="T6">1. YOLO</text:span></text:p>
      <text:p text:style-name="P9"><text:span text:style-name="T6">2. YOLOv2</text:span></text:p>
      <text:p text:style-name="P9"><text:span text:style-name="T6">3. YOLOv3</text:span></text:p>
      <text:p text:style-name="P9"><text:span text:style-name="T6">4. YOLOv4</text:span></text:p>
      <text:p text:style-name="P9"><text:span text:style-name="T6"/></text:p>
      <text:p text:style-name="P9"><text:a xlink:type="simple" xlink:href="https://machinelearningmastery.com/object-recognition-with-deep-learning/" text:style-name="Internet_20_link" text:visited-style-name="Visited_20_Internet_20_Link"><text:span text:style-name="T10">https://machinelearningmastery.com/object-recognition-with-deep-learning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5:16:04.265558575</meta:creation-date>
    <meta:generator>LibreOffice/6.4.4.2$Linux_X86_64 LibreOffice_project/40$Build-2</meta:generator>
    <dc:date>2020-07-08T16:06:32.278858293</dc:date>
    <meta:editing-duration>PT19M4S</meta:editing-duration>
    <meta:editing-cycles>4</meta:editing-cycles>
    <meta:document-statistic meta:table-count="0" meta:image-count="0" meta:object-count="0" meta:page-count="1" meta:paragraph-count="32" meta:word-count="168" meta:character-count="1085" meta:non-whitespace-character-count="937"/>
  </office:meta>
</office:document-meta>
</file>